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aa61a" draw:textarea-horizontal-align="justify" draw:textarea-vertical-align="top" draw:auto-grow-height="false" fo:min-height="3.56cm" fo:min-width="5.85cm"/>
    </style:style>
    <style:style style:name="gr2" style:family="graphic" style:parent-style-name="standard">
      <style:graphic-properties draw:fill-color="#dddddd" draw:opacity="100%" draw:textarea-horizontal-align="justify" draw:textarea-vertical-align="top" draw:auto-grow-height="false" fo:min-height="4.957cm" fo:min-width="4.58cm"/>
    </style:style>
    <style:style style:name="gr3" style:family="graphic" style:parent-style-name="standard">
      <style:graphic-properties draw:fill-color="#fff9ae" draw:textarea-horizontal-align="justify" draw:textarea-vertical-align="top" draw:auto-grow-height="false" fo:min-height="2.29cm" fo:min-width="4.58cm"/>
    </style:style>
    <style:style style:name="gr4" style:family="graphic" style:parent-style-name="standard">
      <style:graphic-properties draw:fill-color="#00a65d" draw:textarea-horizontal-align="justify" draw:textarea-vertical-align="middle" draw:auto-grow-height="false" fo:min-height="0.512cm" fo:min-width="3.945cm"/>
    </style:style>
    <style:style style:name="gr5" style:family="graphic" style:parent-style-name="standard">
      <style:graphic-properties draw:fill-color="#00a65d" draw:textarea-horizontal-align="justify" draw:textarea-vertical-align="middle" draw:auto-grow-height="false" fo:min-height="0.84cm" fo:min-width="3.945cm"/>
    </style:style>
    <style:style style:name="gr6" style:family="graphic" style:parent-style-name="standard">
      <style:graphic-properties draw:fill-color="#dddddd" draw:textarea-horizontal-align="justify" draw:textarea-vertical-align="top" draw:auto-grow-height="false" fo:min-height="2.29cm" fo:min-width="5.85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fill-color="#00a65d" draw:textarea-horizontal-align="justify" draw:textarea-vertical-align="middle" draw:auto-grow-height="false" fo:min-height="0.512cm" fo:min-width="3.31cm"/>
    </style:style>
    <style:style style:name="gr9" style:family="graphic" style:parent-style-name="standard">
      <style:graphic-properties draw:fill-color="#000000" draw:textarea-horizontal-align="justify" draw:textarea-vertical-align="middle" draw:auto-grow-height="false" fo:min-height="0.512cm" fo:min-width="3.31cm"/>
    </style:style>
    <style:style style:name="gr10" style:family="graphic" style:parent-style-name="standard">
      <style:graphic-properties draw:fill-color="#fff9ae" draw:textarea-horizontal-align="justify" draw:textarea-vertical-align="top" draw:auto-grow-height="false" fo:min-height="0.512cm" fo:min-width="3.31cm"/>
    </style:style>
    <style:style style:name="gr11" style:family="graphic" style:parent-style-name="standard">
      <style:graphic-properties draw:fill-color="#666666" draw:textarea-horizontal-align="justify" draw:textarea-vertical-align="middle" draw:auto-grow-height="false" fo:min-height="0.423cm" fo:min-width="3.946cm"/>
    </style:style>
    <style:style style:name="gr12" style:family="graphic" style:parent-style-name="standard">
      <style:graphic-properties draw:fill-color="#faa61a" draw:textarea-horizontal-align="justify" draw:textarea-vertical-align="top" draw:auto-grow-height="false" fo:min-height="0.512cm" fo:min-width="3.31cm"/>
    </style:style>
    <style:style style:name="gr13" style:family="graphic" style:parent-style-name="standard">
      <style:graphic-properties draw:fill-color="#000000" draw:textarea-horizontal-align="justify" draw:textarea-vertical-align="middle" draw:auto-grow-height="false" fo:min-height="0.624cm" fo:min-width="1.078cm"/>
    </style:style>
    <style:style style:name="gr14" style:family="graphic" style:parent-style-name="standard">
      <style:graphic-properties svg:stroke-color="#000000" draw:fill-color="#000000" draw:textarea-horizontal-align="justify" draw:textarea-vertical-align="middle" draw:auto-grow-height="false" fo:min-height="0.512cm" fo:min-width="3.945cm"/>
    </style:style>
    <style:style style:name="P1" style:family="paragraph">
      <style:paragraph-properties fo:text-align="start"/>
    </style:style>
    <style:style style:name="P2" style:family="paragraph">
      <loext:graphic-properties draw:fill-color="#faa61a"/>
      <style:paragraph-properties fo:text-align="start"/>
      <style:text-properties fo:font-size="10pt" style:font-size-asian="10pt" style:font-size-complex="10pt"/>
    </style:style>
    <style:style style:name="P3" style:family="paragraph">
      <loext:graphic-properties draw:fill-color="#dddddd" draw:opacity="100%"/>
      <style:paragraph-properties fo:text-align="start"/>
      <style:text-properties fo:font-size="10pt" style:font-size-asian="10pt" style:font-size-complex="10pt"/>
    </style:style>
    <style:style style:name="P4" style:family="paragraph">
      <loext:graphic-properties draw:fill-color="#fff9ae"/>
      <style:paragraph-properties fo:text-align="start"/>
      <style:text-properties fo:font-size="10pt" style:font-size-asian="10pt" style:font-size-complex="10pt"/>
    </style:style>
    <style:style style:name="P5" style:family="paragraph">
      <style:paragraph-properties fo:text-align="center"/>
    </style:style>
    <style:style style:name="P6" style:family="paragraph">
      <loext:graphic-properties draw:fill-color="#00a65d"/>
      <style:paragraph-properties fo:text-align="center"/>
      <style:text-properties fo:color="#ffffff" fo:font-size="10pt" style:font-size-asian="10pt" style:font-size-complex="10pt"/>
    </style:style>
    <style:style style:name="P7" style:family="paragraph">
      <loext:graphic-properties draw:fill-color="#dddddd"/>
      <style:paragraph-properties fo:text-align="start"/>
      <style:text-properties fo:font-size="10pt" style:font-size-asian="10pt" style:font-size-complex="10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-color="#000000"/>
      <style:paragraph-properties fo:text-align="center"/>
      <style:text-properties fo:color="#ffffff" fo:font-size="10pt" style:font-size-asian="10pt" style:font-size-complex="10pt"/>
    </style:style>
    <style:style style:name="P10" style:family="paragraph">
      <loext:graphic-properties draw:fill-color="#666666"/>
      <style:paragraph-properties fo:text-align="center"/>
      <style:text-properties fo:color="#ffffff" fo:font-size="10pt" style:font-size-asian="10pt" style:font-size-complex="10pt"/>
    </style:style>
    <style:style style:name="P11" style:family="paragraph">
      <loext:graphic-properties draw:fill-color="#000000"/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color="#ffffff" fo:font-size="10pt" style:font-size-asian="10pt" style:font-size-complex="10pt"/>
    </style:style>
    <style:style style:name="T3" style:family="text">
      <style:text-properties fo:color="#ffffff" style:text-position="super 58%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35cm" svg:height="3.81cm" svg:x="0.999cm" svg:y="13.065cm">
          <text:p text:style-name="P1"><text:span text:style-name="T1">Helm chart:</text:span></text:p>
          <text:p text:style-name="P1"><text:span text:style-name="T1">senzing/senzing-stream-lo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17.51cm">
          <text:p text:style-name="P1"><text:span text:style-name="T1">Helm chart:</text:span></text:p>
          <text:p text:style-name="P1"><text:span text:style-name="T1">senzing/ibm-db2express-c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8.629cm">
          <text:p text:style-name="P1"><text:span text:style-name="T1">Helm chart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4.175cm">
          <text:p text:style-name="P1"><text:span text:style-name="T1">Helm chart:</text:span></text:p>
          <text:p text:style-name="P1"><text:span text:style-name="T1">senzing/senzing-mock-data-gener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08cm" svg:height="5.207cm" svg:x="9.85cm" svg:y="0.993cm">
          <text:p text:style-name="P1"><text:span text:style-name="T1">Legen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5.08cm" svg:height="2.54cm" svg:x="1.635cm" svg:y="5.31cm">
          <text:p text:style-name="P1"><text:span text:style-name="T1">Docker container:</text:span><text:span text:style-name="T1"><text:line-break/></text:span><text:span text:style-name="T1">senzing/mock-data-generato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8.653cm">
          <text:p text:style-name="P1"><text:span text:style-name="T1">Docker container:</text:span></text:p>
          <text:p text:style-name="P1"><text:span text:style-name="T1">ibmcom/db2express-c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14.212cm">
          <text:p text:style-name="P1"><text:span text:style-name="T1">Docker container:</text:span></text:p>
          <text:p text:style-name="P1"><text:span text:style-name="T1">senzing/stream-loader</text:span>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4.445cm" svg:height="0.762cm" svg:x="1.962cm" svg:y="6.613cm">
          <text:p text:style-name="P5"><text:span text:style-name="T2">mock-data-generato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15.313cm">
          <text:p text:style-name="P5"><text:span text:style-name="T2">stream-loader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6.35cm" svg:height="2.54cm" svg:x="1cm" svg:y="1cm">
          <text:p text:style-name="P1"><text:span text:style-name="T1">URL-addressable file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.778cm" svg:x2="5.445cm" svg:y2="6.715cm">
          <text:p/>
        </draw:line>
        <draw:line draw:style-name="gr7" draw:text-style-name="P8" draw:layer="layout" svg:x1="5.445cm" svg:y1="16.383cm" svg:x2="5.445cm" svg:y2="19.669cm">
          <text:p/>
        </draw:line>
        <draw:custom-shape draw:style-name="gr8" draw:text-style-name="P6" draw:layer="layout" svg:width="3.81cm" svg:height="0.762cm" svg:x="10.404cm" svg:y="4.014cm">
          <text:p text:style-name="P5"><text:span text:style-name="T2">Senzing code</text:span></text:p>
          <draw:enhanced-geometry svg:viewBox="0 0 21600 21600" draw:type="rectangle" draw:enhanced-path="M 0 0 L 21600 0 21600 21600 0 21600 0 0 Z N"/>
        </draw:custom-shape>
        <draw:custom-shape draw:style-name="gr9" draw:text-style-name="P9" draw:layer="layout" svg:width="3.81cm" svg:height="0.762cm" svg:x="10.404cm" svg:y="5.03cm">
          <text:p text:style-name="P5"><text:span text:style-name="T2">3</text:span><text:span text:style-name="T3">rd</text:span><text:span text:style-name="T2"> party software</text:span></text:p>
          <draw:enhanced-geometry svg:viewBox="0 0 21600 21600" draw:type="rectangle" draw:enhanced-path="M 0 0 L 21600 0 21600 21600 0 21600 0 0 Z N"/>
        </draw:custom-shape>
        <draw:custom-shape draw:style-name="gr10" draw:text-style-name="P4" draw:layer="layout" svg:width="3.81cm" svg:height="0.762cm" svg:x="10.404cm" svg:y="3.014cm">
          <text:p text:style-name="P1"><text:span text:style-name="T1">Docker container</text:span></text:p>
          <draw:enhanced-geometry svg:viewBox="0 0 21600 21600" draw:type="rectangle" draw:enhanced-path="M 0 0 L 21600 0 21600 21600 0 21600 0 0 Z N"/>
        </draw:custom-shape>
        <draw:custom-shape draw:style-name="gr11" draw:text-style-name="P10" draw:layer="layout" svg:width="4.445cm" svg:height="0.762cm" svg:x="1.854cm" svg:y="2.143cm">
          <text:p text:style-name="P5"><text:span text:style-name="T2">File of JSON lin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12" draw:text-style-name="P2" draw:layer="layout" svg:width="3.81cm" svg:height="0.762cm" svg:x="10.404cm" svg:y="2.014cm">
          <text:p text:style-name="P1"><text:span text:style-name="T1">Helm char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3.81cm" svg:x="0.999cm" svg:y="21.965cm">
          <text:p text:style-name="P1"><text:span text:style-name="T1">Helm chart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35cm" svg:y="23.112cm">
          <text:p text:style-name="P1"><text:span text:style-name="T1">Docker container:</text:span></text:p>
          <text:p text:style-name="P1"><text:span text:style-name="T1">senzing/senzing-api-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65cm" svg:y="24.213cm">
          <text:p text:style-name="P5"><text:span text:style-name="T2">senzing-api-server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21.066cm" svg:x2="5.445cm" svg:y2="24.495cm">
          <text:p/>
        </draw:line>
        <draw:custom-shape draw:style-name="gr13" draw:text-style-name="P11" draw:layer="layout" svg:width="1.578cm" svg:height="1.397cm" svg:x="4.783cm" svg:y="19.669cm">
          <text:p text:style-name="P5"><text:span text:style-name="T2">Db2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ustom-shape draw:style-name="gr3" draw:text-style-name="P4" draw:layer="layout" svg:width="5.08cm" svg:height="2.54cm" svg:x="1.635cm" svg:y="9.712cm">
          <text:p text:style-name="P1"><text:span text:style-name="T1">Docker container:</text:span></text:p>
          <text:p text:style-name="P1"><text:span text:style-name="T1">bitnami/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11.795cm" svg:x2="5.445cm" svg:y2="15.605cm">
          <text:p/>
        </draw:line>
        <draw:custom-shape draw:style-name="gr14" draw:text-style-name="P9" draw:layer="layout" svg:width="4.445cm" svg:height="0.762cm" svg:x="1.862cm" svg:y="11.113cm">
          <text:p text:style-name="P5"><text:span text:style-name="T2">RabbitMQ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45cm" svg:y1="7.342cm" svg:x2="5.445cm" svg:y2="11.16cm">
          <text:p/>
        </draw:line>
        <draw:custom-shape draw:style-name="gr1" draw:text-style-name="P2" draw:layer="layout" svg:width="6.35cm" svg:height="3.81cm" svg:x="1.013cm" svg:y="26.401cm">
          <text:p text:style-name="P1"><text:span text:style-name="T1">Helm chart:</text:span></text:p>
          <text:p text:style-name="P1"><text:span text:style-name="T1">senzing/senzing-entity-search-web-app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5.08cm" svg:height="2.54cm" svg:x="1.649cm" svg:y="27.613cm">
          <text:p text:style-name="P1"><text:span text:style-name="T1">Docker container:</text:span></text:p>
          <text:p text:style-name="P1"><text:span text:style-name="T1">senzing/entity-search-web-app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.445cm" svg:height="1.09cm" svg:x="1.979cm" svg:y="28.714cm">
          <text:p text:style-name="P5"><text:span text:style-name="T2">entity-search-web-app</text:span></text:p>
          <draw:enhanced-geometry svg:viewBox="0 0 21600 21600" draw:type="rectangle" draw:enhanced-path="M 0 0 L 21600 0 21600 21600 0 21600 0 0 Z N"/>
        </draw:custom-shape>
        <draw:line draw:style-name="gr7" draw:text-style-name="P8" draw:layer="layout" svg:x1="5.459cm" svg:y1="25.294cm" svg:x2="5.459cm" svg:y2="28.941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6.51cm" fo:page-height="31.7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2-13T17:08:09.745175916</meta:creation-date>
    <dc:date>2019-10-09T12:18:19.007827295</dc:date>
    <meta:editing-duration>PT2H8M41S</meta:editing-duration>
    <meta:editing-cycles>35</meta:editing-cycles>
    <meta:generator>LibreOffice/6.0.7.3$Linux_X86_64 LibreOffice_project/00m0$Build-3</meta:generator>
    <meta:document-statistic meta:object-count="31"/>
  </office:meta>
</office:document-meta>
</file>